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ObjectModelTree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visit( PropertyExistenc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visit( NodeLocalNam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visit( NodeNam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checkSelector( Name selecto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ueryObjectModelTree.visit( SameNod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getOrde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ObjectModelTree.visit( FullTextSearchScor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visit( FullTextSearch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visit( DescendantNod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getSelector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visit( SameNode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ObjectModelTree.get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ObjectModelTree.visit( PropertyValu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visit( ChildNod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getConstra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Tree.checkQue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QueryObjectModelTree.QueryObjectModelTree( NamePathResolver resolver , SourceImpl source , ConstraintImpl constraint , OrderingImpl [ ] orderings , ColumnImpl [ ] colum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eryObjectModelTree.visit( EquiJoinConditio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ObjectModelTree.visit( Column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